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/>
    <style:font-face style:name="Liberation Sans4" svg:font-family="'Liberation Sans'" style:font-family-generic="system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family-generic="system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556cm"/>
      <style:paragraph-properties style:writing-mode="lr-tb"/>
    </style:style>
    <style:style style:name="gr2" style:family="graphic" style:parent-style-name="standard">
      <style:graphic-properties svg:stroke-color="#ff8000" draw:fill="none" draw:textarea-horizontal-align="justify" draw:textarea-vertical-align="middle" draw:auto-grow-height="false" fo:min-height="8.088cm" fo:min-width="5.315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0.456cm" fo:min-width="0.712cm"/>
      <style:paragraph-properties style:writing-mode="lr-tb"/>
    </style:style>
    <style:style style:name="gr4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2cm"/>
      <style:paragraph-properties style:writing-mode="lr-tb"/>
    </style:style>
    <style:style style:name="gr5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3cm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solid" draw:fill-color="#ffdbb6" draw:textarea-vertical-align="middle"/>
    </style:style>
    <style:style style:name="gr7" style:family="graphic" style:parent-style-name="objectwithoutfill">
      <style:graphic-properties draw:marker-end="Arrowheads_20_10" draw:marker-end-width="0.3cm" draw:fill="solid" draw:fill-color="#ffdbb6" draw:textarea-vertical-align="middle"/>
    </style:style>
    <style:style style:name="gr8" style:family="graphic" style:parent-style-name="objectwithoutfill">
      <style:graphic-properties draw:marker-end="Arrowheads_20_11" draw:marker-end-width="0.3cm" draw:fill="solid" draw:fill-color="#ffdbb6" draw:textarea-vertical-align="middle"/>
    </style:style>
    <style:style style:name="gr9" style:family="graphic" style:parent-style-name="objectwithoutfill">
      <style:graphic-properties draw:marker-end="Arrowheads_20_13" draw:marker-end-width="0.3cm" draw:fill="solid" draw:fill-color="#ffdbb6" draw:textarea-vertical-align="middle"/>
    </style:style>
    <style:style style:name="gr10" style:family="graphic" style:parent-style-name="objectwithoutfill">
      <style:graphic-properties draw:marker-end="Arrowheads_20_16" draw:marker-end-width="0.3cm" draw:fill="solid" draw:fill-color="#ffdbb6" draw:textarea-vertical-align="middle"/>
    </style:style>
    <style:style style:name="gr11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cm"/>
      <style:paragraph-properties style:writing-mode="lr-tb"/>
    </style:style>
    <style:style style:name="gr12" style:family="graphic" style:parent-style-name="objectwithoutfill">
      <style:graphic-properties draw:marker-end="Arrowheads_20_30" draw:marker-end-width="0.3cm" draw:fill="solid" draw:fill-color="#ffdbb6" draw:textarea-vertical-align="middle"/>
    </style:style>
    <style:style style:name="gr13" style:family="graphic" style:parent-style-name="objectwithoutfill">
      <style:graphic-properties draw:marker-end="Arrowheads_20_31" draw:marker-end-width="0.3cm" draw:fill="solid" draw:fill-color="#ffdbb6" draw:textarea-vertical-align="middle"/>
    </style:style>
    <style:style style:name="gr14" style:family="graphic" style:parent-style-name="objectwithoutfill">
      <style:graphic-properties draw:marker-end="Arrowheads_20_38" draw:marker-end-width="0.3cm" draw:fill="none" draw:textarea-vertical-align="middle"/>
    </style:style>
    <style:style style:name="gr15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398cm"/>
      <style:paragraph-properties style:writing-mode="lr-tb"/>
    </style:style>
    <style:style style:name="gr16" style:family="graphic" style:parent-style-name="standard">
      <style:graphic-properties draw:stroke="solid" svg:stroke-width="0.051cm" svg:stroke-color="#ff4000" draw:marker-start-width="0.279cm" draw:marker-end-width="0.279cm" draw:fill="none" draw:fill-color="#ffffff" fo:min-height="1.423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gr18" style:family="graphic" style:parent-style-name="objectwithoutfill">
      <style:graphic-properties svg:stroke-color="#ff8000" draw:marker-end="Arrowheads_20_39" draw:marker-end-width="0.3cm" draw:fill="none" draw:textarea-vertical-align="middle"/>
    </style:style>
    <style:style style:name="gr19" style:family="graphic" style:parent-style-name="objectwithoutfill">
      <style:graphic-properties svg:stroke-color="#ffff00" draw:marker-end="Arrowheads_20_39" draw:marker-end-width="0.3cm" draw:fill="none" draw:textarea-vertical-align="middle"/>
    </style:style>
    <style:style style:name="gr20" style:family="graphic" style:parent-style-name="standard">
      <style:graphic-properties draw:stroke="none" draw:fill="solid" draw:fill-color="#eeeeee" draw:opacity="75%" draw:textarea-horizontal-align="justify" draw:textarea-vertical-align="middle" draw:auto-grow-height="false" fo:min-height="5.147cm" fo:min-width="5.215cm" draw:shadow-opacity="75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="solid" draw:fill-color="#ffdbb6"/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4pt"/>
    </style:style>
    <style:style style:name="P9" style:family="paragraph">
      <loext:graphic-properties draw:fill="solid" draw:fill-color="#eeeeee" draw:opacity="75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</style:style>
    <style:style style:name="P1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bold" style:letter-kerning="true" style:font-name-asian="Liberation Sans2" style:font-size-asian="18pt" style:font-style-asian="normal" style:font-weight-asian="bold" style:font-name-complex="Liberation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56cm" svg:height="3.806cm" svg:x="14.598cm" svg:y="1.087cm">
          <draw:text-box>
            <text:p>See TestLattice #22</text:p>
            <text:p>- commutative</text:p>
            <text:p>- associative</text:p>
            <text:p>- symmetric</text:p>
            <text:p>- nil is everywhere</text:p>
          </draw:text-box>
        </draw:frame>
        <draw:custom-shape draw:style-name="gr2" draw:text-style-name="P2" draw:layer="layout" svg:width="5.815cm" svg:height="8.338cm" svg:x="7.885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1.714cm" svg:height="0.996cm" svg:x="10.081cm" svg:y="8.62cm">
          <text:p text:style-name="P3"><text:span text:style-name="T1">Scalar+0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1.714cm" svg:height="0.995cm" svg:x="11.712cm" svg:y="6.99cm">
          <text:p text:style-name="P3"><text:span text:style-name="T1">int+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1.715cm" svg:height="0.995cm" svg:x="11.709cm" svg:y="3.18cm">
          <text:p text:style-name="P3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1.962cm" svg:y1="4.03cm" svg:x2="11.962cm" svg:y2="4.03cm" draw:start-shape="id1" draw:start-glue-point="9" draw:end-shape="id1" draw:end-glue-point="9" svg:d="M11962 4030z" svg:viewBox="0 0 1 1">
          <text:p/>
        </draw:connector>
        <draw:connector draw:style-name="gr7" draw:text-style-name="P5" draw:layer="layout" draw:type="curve" svg:x1="10.181cm" svg:y1="2.407cm" svg:x2="9.572cm" svg:y2="3.18cm" draw:end-shape="id2" draw:end-glue-point="4" svg:d="M10181 2407c0 204-609-182-609 773" svg:viewBox="0 0 610 774">
          <text:p/>
        </draw:connector>
        <draw:connector draw:style-name="gr8" draw:text-style-name="P5" draw:layer="layout" draw:type="curve" svg:x1="12.568cm" svg:y1="4.175cm" svg:x2="12.004cm" svg:y2="5.017cm" draw:start-shape="id1" draw:start-glue-point="8" draw:end-shape="id3" draw:end-glue-point="4" svg:d="M12568 4175c0 631-564 211-564 842" svg:viewBox="0 0 565 843">
          <text:p/>
        </draw:connector>
        <draw:connector draw:style-name="gr9" draw:text-style-name="P5" draw:layer="layout" draw:type="curve" svg:x1="11.795cm" svg:y1="2.407cm" svg:x2="12.568cm" svg:y2="3.18cm" draw:start-shape="id4" draw:start-glue-point="6" draw:end-shape="id1" draw:end-glue-point="4" svg:d="M11795 2407c516 0 773 257 773 773" svg:viewBox="0 0 774 774">
          <text:p/>
        </draw:connector>
        <draw:connector draw:style-name="gr10" draw:text-style-name="P5" draw:layer="layout" draw:type="curve" svg:x1="13.175cm" svg:y1="4.03cm" svg:x2="13.175cm" svg:y2="4.03cm" draw:start-shape="id1" draw:start-glue-point="7" draw:end-shape="id1" draw:end-glue-point="7" svg:d="M13175 4030z" svg:viewBox="0 0 1 1">
          <text:p/>
        </draw:connector>
        <draw:custom-shape draw:style-name="gr11" draw:text-style-name="P4" xml:id="id3" draw:id="id3" draw:layer="layout" svg:width="0.582cm" svg:height="0.995cm" svg:x="11.712cm" svg:y="5.017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6" draw:id="id6" draw:layer="layout" svg:width="0.582cm" svg:height="0.995cm" svg:x="12.718cm" svg:y="5.017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2.004cm" svg:y1="6.012cm" svg:x2="12.57cm" svg:y2="6.99cm" draw:start-shape="id3" draw:start-glue-point="8" draw:end-shape="id5" draw:end-glue-point="4" svg:d="M12004 6012c0 733 566 245 566 978" svg:viewBox="0 0 567 979">
          <text:p/>
        </draw:connector>
        <draw:connector draw:style-name="gr13" draw:text-style-name="P5" draw:layer="layout" draw:type="curve" svg:x1="13.01cm" svg:y1="6.012cm" svg:x2="12.57cm" svg:y2="6.99cm" draw:start-shape="id6" draw:start-glue-point="8" draw:end-shape="id5" draw:end-glue-point="4" svg:d="M13010 6012c0 733-440 245-440 978" svg:viewBox="0 0 441 979">
          <text:p/>
        </draw:connector>
        <draw:custom-shape draw:style-name="gr3" draw:text-style-name="P4" xml:id="id4" draw:id="id4" draw:layer="layout" svg:width="1.714cm" svg:height="0.996cm" svg:x="10.081cm" svg:y="1.909cm">
          <text:p text:style-name="P3"><text:span text:style-name="T1">~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2.57cm" svg:y1="7.985cm" svg:x2="11.795cm" svg:y2="9.118cm" draw:start-shape="id5" draw:start-glue-point="8" draw:end-shape="id7" draw:end-glue-point="6" svg:d="M12570 7985c0 756-258 1133-775 1133" svg:viewBox="0 0 776 1134">
          <text:p/>
        </draw:connector>
        <draw:custom-shape draw:style-name="gr5" draw:text-style-name="P4" xml:id="id2" draw:id="id2" draw:layer="layout" svg:width="1.715cm" svg:height="0.995cm" svg:x="8.713cm" svg:y="3.18cm">
          <text:p text:style-name="P3"><text:span text:style-name="T1">~tmp+0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2.568cm" svg:y1="4.175cm" svg:x2="13.01cm" svg:y2="5.017cm" draw:start-shape="id1" draw:start-glue-point="8" draw:end-shape="id6" draw:end-glue-point="4" svg:d="M12568 4175c0 631 442 211 442 842" svg:viewBox="0 0 443 843">
          <text:p/>
        </draw:connector>
        <draw:custom-shape draw:style-name="gr4" draw:text-style-name="P4" xml:id="id9" draw:id="id9" draw:layer="layout" svg:width="1.714cm" svg:height="0.995cm" svg:x="8.716cm" svg:y="6.81cm">
          <text:p text:style-name="P3"><text:span text:style-name="T1">tmp+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8" draw:id="id8" draw:layer="layout" svg:width="1.27cm" svg:height="0.995cm" svg:x="8.185cm" svg:y="5.017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0" draw:id="id10" draw:layer="layout" svg:width="1.27cm" svg:height="0.995cm" svg:x="9.772cm" svg:y="5.017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8.821cm" svg:y1="6.012cm" svg:x2="9.574cm" svg:y2="6.81cm" draw:start-shape="id8" draw:start-glue-point="8" draw:end-shape="id9" draw:end-glue-point="4" svg:d="M8821 6012c0 598 753 200 753 798" svg:viewBox="0 0 754 799">
          <text:p/>
        </draw:connector>
        <draw:connector draw:style-name="gr13" draw:text-style-name="P5" draw:layer="layout" draw:type="curve" svg:x1="10.408cm" svg:y1="6.012cm" svg:x2="9.574cm" svg:y2="6.81cm" draw:start-shape="id10" draw:start-glue-point="8" draw:end-shape="id9" draw:end-glue-point="4" svg:d="M10408 6012c0 598-834 200-834 798" svg:viewBox="0 0 835 799">
          <text:p/>
        </draw:connector>
        <draw:connector draw:style-name="gr14" draw:text-style-name="P2" draw:layer="layout" draw:type="curve" svg:x1="9.574cm" svg:y1="7.805cm" svg:x2="10.081cm" svg:y2="9.118cm" draw:start-shape="id9" draw:start-glue-point="8" draw:end-shape="id7" draw:end-glue-point="10" svg:d="M9574 7805c0 876 169 1313 507 1313" svg:viewBox="0 0 508 1314">
          <text:p/>
        </draw:connector>
        <draw:connector draw:style-name="gr7" draw:text-style-name="P5" draw:layer="layout" draw:type="curve" svg:x1="9.572cm" svg:y1="4.175cm" svg:x2="8.821cm" svg:y2="5.017cm" draw:start-shape="id2" draw:start-glue-point="8" draw:end-shape="id8" draw:end-glue-point="4" svg:d="M9572 4175c0 631-751 211-751 842" svg:viewBox="0 0 752 843">
          <text:p/>
        </draw:connector>
        <draw:connector draw:style-name="gr7" draw:text-style-name="P5" draw:layer="layout" draw:type="curve" svg:x1="9.572cm" svg:y1="4.175cm" svg:x2="10.408cm" svg:y2="5.017cm" draw:start-shape="id2" draw:start-glue-point="8" draw:end-shape="id10" draw:end-glue-point="4" svg:d="M9572 4175c0 631 836 211 836 842" svg:viewBox="0 0 837 843">
          <text:p/>
        </draw:connector>
        <draw:custom-shape draw:style-name="gr2" draw:text-style-name="P2" draw:layer="layout" svg:width="5.815cm" svg:height="8.338cm" svg:x="7.885cm" svg:y="18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1.714cm" svg:height="0.996cm" svg:x="10.081cm" svg:y="25.047cm">
          <text:p text:style-name="P3"><text:span text:style-name="T1">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1.714cm" svg:height="0.995cm" svg:x="11.712cm" svg:y="23.417cm">
          <text:p text:style-name="P3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1.715cm" svg:height="0.995cm" svg:x="11.709cm" svg:y="19.607cm">
          <text:p text:style-name="P3"><text:span text:style-name="T1">~int&amp;0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1.962cm" svg:y1="20.457cm" svg:x2="11.962cm" svg:y2="20.457cm" draw:start-shape="id11" draw:start-glue-point="9" draw:end-shape="id11" draw:end-glue-point="9" svg:d="M11962 20457z" svg:viewBox="0 0 1 1">
          <text:p/>
        </draw:connector>
        <draw:connector draw:style-name="gr7" draw:text-style-name="P5" draw:layer="layout" draw:type="curve" svg:x1="10.181cm" svg:y1="18.834cm" svg:x2="9.572cm" svg:y2="19.607cm" draw:end-shape="id12" draw:end-glue-point="4" svg:d="M10181 18834c0 204-609-182-609 773" svg:viewBox="0 0 610 774">
          <text:p/>
        </draw:connector>
        <draw:connector draw:style-name="gr8" draw:text-style-name="P5" draw:layer="layout" draw:type="curve" svg:x1="12.568cm" svg:y1="20.602cm" svg:x2="12.004cm" svg:y2="21.444cm" draw:start-shape="id11" draw:start-glue-point="8" draw:end-shape="id13" draw:end-glue-point="4" svg:d="M12568 20602c0 631-564 211-564 842" svg:viewBox="0 0 565 843">
          <text:p/>
        </draw:connector>
        <draw:connector draw:style-name="gr9" draw:text-style-name="P5" draw:layer="layout" draw:type="curve" svg:x1="11.795cm" svg:y1="18.834cm" svg:x2="12.568cm" svg:y2="19.607cm" draw:start-shape="id14" draw:start-glue-point="6" draw:end-shape="id11" draw:end-glue-point="4" svg:d="M11795 18834c516 0 773 257 773 773" svg:viewBox="0 0 774 774">
          <text:p/>
        </draw:connector>
        <draw:connector draw:style-name="gr10" draw:text-style-name="P5" draw:layer="layout" draw:type="curve" svg:x1="13.175cm" svg:y1="20.457cm" svg:x2="13.175cm" svg:y2="20.457cm" draw:start-shape="id11" draw:start-glue-point="7" draw:end-shape="id11" draw:end-glue-point="7" svg:d="M13175 20457z" svg:viewBox="0 0 1 1">
          <text:p/>
        </draw:connector>
        <draw:custom-shape draw:style-name="gr11" draw:text-style-name="P4" xml:id="id13" draw:id="id13" draw:layer="layout" svg:width="0.582cm" svg:height="0.995cm" svg:x="11.712cm" svg:y="21.444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6" draw:id="id16" draw:layer="layout" svg:width="0.582cm" svg:height="0.995cm" svg:x="12.718cm" svg:y="21.444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2.004cm" svg:y1="22.439cm" svg:x2="12.57cm" svg:y2="23.417cm" draw:start-shape="id13" draw:start-glue-point="8" draw:end-shape="id15" draw:end-glue-point="4" svg:d="M12004 22439c0 733 566 245 566 978" svg:viewBox="0 0 567 979">
          <text:p/>
        </draw:connector>
        <draw:connector draw:style-name="gr13" draw:text-style-name="P5" draw:layer="layout" draw:type="curve" svg:x1="13.01cm" svg:y1="22.439cm" svg:x2="12.57cm" svg:y2="23.417cm" draw:start-shape="id16" draw:start-glue-point="8" draw:end-shape="id15" draw:end-glue-point="4" svg:d="M13010 22439c0 733-440 245-440 978" svg:viewBox="0 0 441 979">
          <text:p/>
        </draw:connector>
        <draw:custom-shape draw:style-name="gr3" draw:text-style-name="P4" xml:id="id14" draw:id="id14" draw:layer="layout" svg:width="1.714cm" svg:height="0.996cm" svg:x="10.081cm" svg:y="18.336cm">
          <text:p text:style-name="P3"><text:span text:style-name="T1">~Scalar&amp;0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2.57cm" svg:y1="24.412cm" svg:x2="11.795cm" svg:y2="25.545cm" draw:start-shape="id15" draw:start-glue-point="8" draw:end-shape="id17" draw:end-glue-point="6" svg:d="M12570 24412c0 756-258 1133-775 1133" svg:viewBox="0 0 776 1134">
          <text:p/>
        </draw:connector>
        <draw:custom-shape draw:style-name="gr5" draw:text-style-name="P4" xml:id="id12" draw:id="id12" draw:layer="layout" svg:width="1.715cm" svg:height="0.995cm" svg:x="8.713cm" svg:y="19.607cm">
          <text:p text:style-name="P3"><text:span text:style-name="T1">~tmp?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2.568cm" svg:y1="20.602cm" svg:x2="13.01cm" svg:y2="21.444cm" draw:start-shape="id11" draw:start-glue-point="8" draw:end-shape="id16" draw:end-glue-point="4" svg:d="M12568 20602c0 631 442 211 442 842" svg:viewBox="0 0 443 843">
          <text:p/>
        </draw:connector>
        <draw:custom-shape draw:style-name="gr4" draw:text-style-name="P4" xml:id="id19" draw:id="id19" draw:layer="layout" svg:width="1.714cm" svg:height="0.995cm" svg:x="8.716cm" svg:y="23.237cm">
          <text:p text:style-name="P3"><text:span text:style-name="T1">tmp?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8" draw:id="id18" draw:layer="layout" svg:width="1.27cm" svg:height="0.995cm" svg:x="8.185cm" svg:y="21.444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0" draw:id="id20" draw:layer="layout" svg:width="1.27cm" svg:height="0.995cm" svg:x="9.772cm" svg:y="21.444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8.821cm" svg:y1="22.439cm" svg:x2="9.574cm" svg:y2="23.237cm" draw:start-shape="id18" draw:start-glue-point="8" draw:end-shape="id19" draw:end-glue-point="4" svg:d="M8821 22439c0 598 753 200 753 798" svg:viewBox="0 0 754 799">
          <text:p/>
        </draw:connector>
        <draw:connector draw:style-name="gr13" draw:text-style-name="P5" draw:layer="layout" draw:type="curve" svg:x1="10.408cm" svg:y1="22.439cm" svg:x2="9.574cm" svg:y2="23.237cm" draw:start-shape="id20" draw:start-glue-point="8" draw:end-shape="id19" draw:end-glue-point="4" svg:d="M10408 22439c0 598-834 200-834 798" svg:viewBox="0 0 835 799">
          <text:p/>
        </draw:connector>
        <draw:connector draw:style-name="gr14" draw:text-style-name="P2" draw:layer="layout" draw:type="curve" svg:x1="9.574cm" svg:y1="24.232cm" svg:x2="10.081cm" svg:y2="25.545cm" draw:start-shape="id19" draw:start-glue-point="8" draw:end-shape="id17" draw:end-glue-point="10" svg:d="M9574 24232c0 876 169 1313 507 1313" svg:viewBox="0 0 508 1314">
          <text:p/>
        </draw:connector>
        <draw:connector draw:style-name="gr7" draw:text-style-name="P5" draw:layer="layout" draw:type="curve" svg:x1="9.572cm" svg:y1="20.602cm" svg:x2="8.821cm" svg:y2="21.444cm" draw:start-shape="id12" draw:start-glue-point="8" draw:end-shape="id18" draw:end-glue-point="4" svg:d="M9572 20602c0 631-751 211-751 842" svg:viewBox="0 0 752 843">
          <text:p/>
        </draw:connector>
        <draw:connector draw:style-name="gr7" draw:text-style-name="P5" draw:layer="layout" draw:type="curve" svg:x1="9.572cm" svg:y1="20.602cm" svg:x2="10.408cm" svg:y2="21.444cm" draw:start-shape="id12" draw:start-glue-point="8" draw:end-shape="id20" draw:end-glue-point="4" svg:d="M9572 20602c0 631 836 211 836 842" svg:viewBox="0 0 837 843">
          <text:p/>
        </draw:connector>
        <draw:custom-shape draw:style-name="gr2" draw:text-style-name="P2" draw:layer="layout" svg:width="5.815cm" svg:height="8.338cm" svg:x="1.517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7" draw:id="id27" draw:layer="layout" svg:width="1.714cm" svg:height="0.996cm" svg:x="3.713cm" svg:y="16.75cm">
          <text:p text:style-name="P3"><text:span text:style-name="T1">nil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5" draw:id="id25" draw:layer="layout" svg:width="1.714cm" svg:height="0.995cm" svg:x="5.344cm" svg:y="15.12cm">
          <text:p text:style-name="P3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1" draw:id="id21" draw:layer="layout" svg:width="1.715cm" svg:height="0.995cm" svg:x="5.341cm" svg:y="11.31cm">
          <text:p text:style-name="P3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5.594cm" svg:y1="12.16cm" svg:x2="5.594cm" svg:y2="12.16cm" draw:start-shape="id21" draw:start-glue-point="9" draw:end-shape="id21" draw:end-glue-point="9" svg:d="M5594 12160z" svg:viewBox="0 0 1 1">
          <text:p/>
        </draw:connector>
        <draw:connector draw:style-name="gr7" draw:text-style-name="P5" draw:layer="layout" draw:type="curve" svg:x1="3.813cm" svg:y1="10.537cm" svg:x2="3.204cm" svg:y2="11.31cm" draw:end-shape="id22" draw:end-glue-point="4" svg:d="M3813 10537c0 204-609-182-609 773" svg:viewBox="0 0 610 774">
          <text:p/>
        </draw:connector>
        <draw:connector draw:style-name="gr8" draw:text-style-name="P5" draw:layer="layout" draw:type="curve" svg:x1="6.2cm" svg:y1="12.305cm" svg:x2="5.636cm" svg:y2="13.147cm" draw:start-shape="id21" draw:start-glue-point="8" draw:end-shape="id23" draw:end-glue-point="4" svg:d="M6200 12305c0 631-564 211-564 842" svg:viewBox="0 0 565 843">
          <text:p/>
        </draw:connector>
        <draw:connector draw:style-name="gr9" draw:text-style-name="P5" draw:layer="layout" draw:type="curve" svg:x1="5.427cm" svg:y1="10.537cm" svg:x2="6.2cm" svg:y2="11.31cm" draw:start-shape="id24" draw:start-glue-point="6" draw:end-shape="id21" draw:end-glue-point="4" svg:d="M5427 10537c516 0 773 257 773 773" svg:viewBox="0 0 774 774">
          <text:p/>
        </draw:connector>
        <draw:connector draw:style-name="gr10" draw:text-style-name="P5" draw:layer="layout" draw:type="curve" svg:x1="6.807cm" svg:y1="12.16cm" svg:x2="6.807cm" svg:y2="12.16cm" draw:start-shape="id21" draw:start-glue-point="7" draw:end-shape="id21" draw:end-glue-point="7" svg:d="M6807 12160z" svg:viewBox="0 0 1 1">
          <text:p/>
        </draw:connector>
        <draw:custom-shape draw:style-name="gr11" draw:text-style-name="P4" xml:id="id23" draw:id="id23" draw:layer="layout" svg:width="0.582cm" svg:height="0.995cm" svg:x="5.344cm" svg:y="13.147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1" draw:text-style-name="P4" xml:id="id26" draw:id="id26" draw:layer="layout" svg:width="0.582cm" svg:height="0.995cm" svg:x="6.35cm" svg:y="13.147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onnector draw:style-name="gr12" draw:text-style-name="P5" draw:layer="layout" draw:type="curve" svg:x1="5.636cm" svg:y1="14.142cm" svg:x2="6.202cm" svg:y2="15.12cm" draw:start-shape="id23" draw:start-glue-point="8" draw:end-shape="id25" draw:end-glue-point="4" svg:d="M5636 14142c0 733 566 245 566 978" svg:viewBox="0 0 567 979">
          <text:p/>
        </draw:connector>
        <draw:connector draw:style-name="gr13" draw:text-style-name="P5" draw:layer="layout" draw:type="curve" svg:x1="6.642cm" svg:y1="14.142cm" svg:x2="6.202cm" svg:y2="15.12cm" draw:start-shape="id26" draw:start-glue-point="8" draw:end-shape="id25" draw:end-glue-point="4" svg:d="M6642 14142c0 733-440 245-440 978" svg:viewBox="0 0 441 979">
          <text:p/>
        </draw:connector>
        <draw:custom-shape draw:style-name="gr3" draw:text-style-name="P4" xml:id="id24" draw:id="id24" draw:layer="layout" svg:width="1.714cm" svg:height="0.996cm" svg:x="3.713cm" svg:y="10.039cm">
          <text:p text:style-name="P3"><text:span text:style-name="T1">~nil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6.202cm" svg:y1="16.115cm" svg:x2="5.427cm" svg:y2="17.248cm" draw:start-shape="id25" draw:start-glue-point="8" draw:end-shape="id27" draw:end-glue-point="6" svg:d="M6202 16115c0 756-258 1133-775 1133" svg:viewBox="0 0 776 1134">
          <text:p/>
        </draw:connector>
        <draw:custom-shape draw:style-name="gr5" draw:text-style-name="P4" xml:id="id22" draw:id="id22" draw:layer="layout" svg:width="1.715cm" svg:height="0.995cm" svg:x="2.345cm" svg:y="11.31cm">
          <text:p text:style-name="P3"><text:span text:style-name="T1">~tmp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6.2cm" svg:y1="12.305cm" svg:x2="6.642cm" svg:y2="13.147cm" draw:start-shape="id21" draw:start-glue-point="8" draw:end-shape="id26" draw:end-glue-point="4" svg:d="M6200 12305c0 631 442 211 442 842" svg:viewBox="0 0 443 843">
          <text:p/>
        </draw:connector>
        <draw:custom-shape draw:style-name="gr4" draw:text-style-name="P4" xml:id="id29" draw:id="id29" draw:layer="layout" svg:width="1.714cm" svg:height="0.995cm" svg:x="2.348cm" svg:y="14.94cm">
          <text:p text:style-name="P3"><text:span text:style-name="T1">tmp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5" draw:text-style-name="P4" xml:id="id28" draw:id="id28" draw:layer="layout" svg:width="1.27cm" svg:height="0.995cm" svg:x="1.817cm" svg:y="13.147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5" draw:text-style-name="P4" xml:id="id30" draw:id="id30" draw:layer="layout" svg:width="1.27cm" svg:height="0.995cm" svg:x="3.404cm" svg:y="13.147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onnector draw:style-name="gr12" draw:text-style-name="P5" draw:layer="layout" draw:type="curve" svg:x1="2.453cm" svg:y1="14.142cm" svg:x2="3.206cm" svg:y2="14.94cm" draw:start-shape="id28" draw:start-glue-point="8" draw:end-shape="id29" draw:end-glue-point="4" svg:d="M2453 14142c0 598 753 200 753 798" svg:viewBox="0 0 754 799">
          <text:p/>
        </draw:connector>
        <draw:connector draw:style-name="gr13" draw:text-style-name="P5" draw:layer="layout" draw:type="curve" svg:x1="4.04cm" svg:y1="14.142cm" svg:x2="3.206cm" svg:y2="14.94cm" draw:start-shape="id30" draw:start-glue-point="8" draw:end-shape="id29" draw:end-glue-point="4" svg:d="M4040 14142c0 598-834 200-834 798" svg:viewBox="0 0 835 799">
          <text:p/>
        </draw:connector>
        <draw:connector draw:style-name="gr14" draw:text-style-name="P2" draw:layer="layout" draw:type="curve" svg:x1="3.206cm" svg:y1="15.935cm" svg:x2="3.713cm" svg:y2="17.248cm" draw:start-shape="id29" draw:start-glue-point="8" draw:end-shape="id27" draw:end-glue-point="10" svg:d="M3206 15935c0 876 169 1313 507 1313" svg:viewBox="0 0 508 1314">
          <text:p/>
        </draw:connector>
        <draw:connector draw:style-name="gr7" draw:text-style-name="P5" draw:layer="layout" draw:type="curve" svg:x1="3.204cm" svg:y1="12.305cm" svg:x2="2.453cm" svg:y2="13.147cm" draw:start-shape="id22" draw:start-glue-point="8" draw:end-shape="id28" draw:end-glue-point="4" svg:d="M3204 12305c0 631-751 211-751 842" svg:viewBox="0 0 752 843">
          <text:p/>
        </draw:connector>
        <draw:connector draw:style-name="gr7" draw:text-style-name="P5" draw:layer="layout" draw:type="curve" svg:x1="3.204cm" svg:y1="12.305cm" svg:x2="4.04cm" svg:y2="13.147cm" draw:start-shape="id22" draw:start-glue-point="8" draw:end-shape="id30" draw:end-glue-point="4" svg:d="M3204 12305c0 631 836 211 836 842" svg:viewBox="0 0 837 843">
          <text:p/>
        </draw:connector>
        <draw:custom-shape draw:style-name="gr2" draw:text-style-name="P2" draw:layer="layout" svg:width="5.815cm" svg:height="8.338cm" svg:x="14.435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layout" svg:width="1.714cm" svg:height="0.996cm" svg:x="16.631cm" svg:y="16.75cm">
          <text:p text:style-name="P3"><text:span text:style-name="T1">n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5" draw:id="id35" draw:layer="layout" svg:width="1.714cm" svg:height="0.995cm" svg:x="18.262cm" svg:y="15.12cm">
          <text:p text:style-name="P3"><text:span text:style-name="T1">n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1" draw:id="id31" draw:layer="layout" svg:width="1.715cm" svg:height="0.995cm" svg:x="18.259cm" svg:y="11.31cm">
          <text:p text:style-name="P3"><text:span text:style-name="T1">~n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8.512cm" svg:y1="12.16cm" svg:x2="18.512cm" svg:y2="12.16cm" draw:start-shape="id31" draw:start-glue-point="9" draw:end-shape="id31" draw:end-glue-point="9" svg:d="M18512 12160z" svg:viewBox="0 0 1 1">
          <text:p/>
        </draw:connector>
        <draw:connector draw:style-name="gr7" draw:text-style-name="P5" draw:layer="layout" draw:type="curve" svg:x1="16.731cm" svg:y1="10.537cm" svg:x2="16.122cm" svg:y2="11.31cm" draw:end-shape="id32" draw:end-glue-point="4" svg:d="M16731 10537c0 204-609-182-609 773" svg:viewBox="0 0 610 774">
          <text:p/>
        </draw:connector>
        <draw:connector draw:style-name="gr8" draw:text-style-name="P5" draw:layer="layout" draw:type="curve" svg:x1="19.118cm" svg:y1="12.305cm" svg:x2="18.554cm" svg:y2="13.147cm" draw:start-shape="id31" draw:start-glue-point="8" draw:end-shape="id33" draw:end-glue-point="4" svg:d="M19118 12305c0 631-564 211-564 842" svg:viewBox="0 0 565 843">
          <text:p/>
        </draw:connector>
        <draw:connector draw:style-name="gr9" draw:text-style-name="P5" draw:layer="layout" draw:type="curve" svg:x1="18.345cm" svg:y1="10.537cm" svg:x2="19.118cm" svg:y2="11.31cm" draw:start-shape="id34" draw:start-glue-point="6" draw:end-shape="id31" draw:end-glue-point="4" svg:d="M18345 10537c516 0 773 257 773 773" svg:viewBox="0 0 774 774">
          <text:p/>
        </draw:connector>
        <draw:connector draw:style-name="gr10" draw:text-style-name="P5" draw:layer="layout" draw:type="curve" svg:x1="19.725cm" svg:y1="12.16cm" svg:x2="19.725cm" svg:y2="12.16cm" draw:start-shape="id31" draw:start-glue-point="7" draw:end-shape="id31" draw:end-glue-point="7" svg:d="M19725 12160z" svg:viewBox="0 0 1 1">
          <text:p/>
        </draw:connector>
        <draw:custom-shape draw:style-name="gr11" draw:text-style-name="P4" xml:id="id33" draw:id="id33" draw:layer="layout" svg:width="0.582cm" svg:height="0.995cm" svg:x="18.262cm" svg:y="13.147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36" draw:id="id36" draw:layer="layout" svg:width="0.582cm" svg:height="0.995cm" svg:x="19.268cm" svg:y="13.147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8.554cm" svg:y1="14.142cm" svg:x2="19.12cm" svg:y2="15.12cm" draw:start-shape="id33" draw:start-glue-point="8" draw:end-shape="id35" draw:end-glue-point="4" svg:d="M18554 14142c0 733 566 245 566 978" svg:viewBox="0 0 567 979">
          <text:p/>
        </draw:connector>
        <draw:connector draw:style-name="gr13" draw:text-style-name="P5" draw:layer="layout" draw:type="curve" svg:x1="19.56cm" svg:y1="14.142cm" svg:x2="19.12cm" svg:y2="15.12cm" draw:start-shape="id36" draw:start-glue-point="8" draw:end-shape="id35" draw:end-glue-point="4" svg:d="M19560 14142c0 733-440 245-440 978" svg:viewBox="0 0 441 979">
          <text:p/>
        </draw:connector>
        <draw:custom-shape draw:style-name="gr3" draw:text-style-name="P4" xml:id="id34" draw:id="id34" draw:layer="layout" svg:width="1.714cm" svg:height="0.996cm" svg:x="16.631cm" svg:y="10.039cm">
          <text:p text:style-name="P3"><text:span text:style-name="T1">~n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9.12cm" svg:y1="16.115cm" svg:x2="18.345cm" svg:y2="17.248cm" draw:start-shape="id35" draw:start-glue-point="8" draw:end-shape="id37" draw:end-glue-point="6" svg:d="M19120 16115c0 756-258 1133-775 1133" svg:viewBox="0 0 776 1134">
          <text:p/>
        </draw:connector>
        <draw:custom-shape draw:style-name="gr5" draw:text-style-name="P4" xml:id="id32" draw:id="id32" draw:layer="layout" svg:width="1.715cm" svg:height="0.995cm" svg:x="15.263cm" svg:y="11.31cm">
          <text:p text:style-name="P3"><text:span text:style-name="T1">~tmp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9.118cm" svg:y1="12.305cm" svg:x2="19.56cm" svg:y2="13.147cm" draw:start-shape="id31" draw:start-glue-point="8" draw:end-shape="id36" draw:end-glue-point="4" svg:d="M19118 12305c0 631 442 211 442 842" svg:viewBox="0 0 443 843">
          <text:p/>
        </draw:connector>
        <draw:custom-shape draw:style-name="gr4" draw:text-style-name="P4" xml:id="id39" draw:id="id39" draw:layer="layout" svg:width="1.714cm" svg:height="0.995cm" svg:x="15.266cm" svg:y="14.94cm">
          <text:p text:style-name="P3"><text:span text:style-name="T1">tmp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38" draw:id="id38" draw:layer="layout" svg:width="1.27cm" svg:height="0.995cm" svg:x="14.735cm" svg:y="13.147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40" draw:id="id40" draw:layer="layout" svg:width="1.27cm" svg:height="0.995cm" svg:x="16.322cm" svg:y="13.147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5.371cm" svg:y1="14.142cm" svg:x2="16.124cm" svg:y2="14.94cm" draw:start-shape="id38" draw:start-glue-point="8" draw:end-shape="id39" draw:end-glue-point="4" svg:d="M15371 14142c0 598 753 200 753 798" svg:viewBox="0 0 754 799">
          <text:p/>
        </draw:connector>
        <draw:connector draw:style-name="gr13" draw:text-style-name="P5" draw:layer="layout" draw:type="curve" svg:x1="16.958cm" svg:y1="14.142cm" svg:x2="16.124cm" svg:y2="14.94cm" draw:start-shape="id40" draw:start-glue-point="8" draw:end-shape="id39" draw:end-glue-point="4" svg:d="M16958 14142c0 598-834 200-834 798" svg:viewBox="0 0 835 799">
          <text:p/>
        </draw:connector>
        <draw:connector draw:style-name="gr14" draw:text-style-name="P2" draw:layer="layout" draw:type="curve" svg:x1="16.124cm" svg:y1="15.935cm" svg:x2="16.631cm" svg:y2="17.248cm" draw:start-shape="id39" draw:start-glue-point="8" draw:end-shape="id37" draw:end-glue-point="10" svg:d="M16124 15935c0 876 169 1313 507 1313" svg:viewBox="0 0 508 1314">
          <text:p/>
        </draw:connector>
        <draw:connector draw:style-name="gr7" draw:text-style-name="P5" draw:layer="layout" draw:type="curve" svg:x1="16.122cm" svg:y1="12.305cm" svg:x2="15.371cm" svg:y2="13.147cm" draw:start-shape="id32" draw:start-glue-point="8" draw:end-shape="id38" draw:end-glue-point="4" svg:d="M16122 12305c0 631-751 211-751 842" svg:viewBox="0 0 752 843">
          <text:p/>
        </draw:connector>
        <draw:connector draw:style-name="gr7" draw:text-style-name="P5" draw:layer="layout" draw:type="curve" svg:x1="16.122cm" svg:y1="12.305cm" svg:x2="16.958cm" svg:y2="13.147cm" draw:start-shape="id32" draw:start-glue-point="8" draw:end-shape="id40" draw:end-glue-point="4" svg:d="M16122 12305c0 631 836 211 836 842" svg:viewBox="0 0 837 843">
          <text:p/>
        </draw:connector>
        <draw:frame draw:style-name="gr16" draw:text-style-name="P7" draw:layer="layout" svg:width="2.54cm" svg:height="1.723cm" svg:x="13.7cm" svg:y="4.745cm">
          <draw:text-box>
            <text:p text:style-name="P6">+0</text:p>
            <text:p text:style-name="P6">OR nil</text:p>
          </draw:text-box>
        </draw:frame>
        <draw:frame draw:style-name="gr16" draw:text-style-name="P7" draw:layer="layout" svg:width="2.857cm" svg:height="1.723cm" svg:x="13.7cm" svg:y="21.267cm">
          <draw:text-box>
            <text:p text:style-name="P6">&amp;0</text:p>
            <text:p text:style-name="P6">AND nil</text:p>
          </draw:text-box>
        </draw:frame>
        <draw:frame draw:style-name="gr16" draw:text-style-name="P7" draw:layer="layout" svg:width="2.857cm" svg:height="1.723cm" svg:x="11.595cm" svg:y="12.73cm">
          <draw:text-box>
            <text:p text:style-name="P6"/>
            <text:p text:style-name="P6">NOT nil</text:p>
          </draw:text-box>
        </draw:frame>
        <draw:frame draw:style-name="gr16" draw:text-style-name="P7" draw:layer="layout" svg:width="2.857cm" svg:height="1.723cm" svg:x="7.35cm" svg:y="12.712cm">
          <draw:text-box>
            <text:p text:style-name="P6">==0</text:p>
            <text:p text:style-name="P6">YES nil</text:p>
          </draw:text-box>
        </draw:frame>
        <draw:frame draw:style-name="gr17" draw:text-style-name="P8" draw:layer="layout" svg:width="5.398cm" svg:height="1.916cm" svg:x="1.317cm" svg:y="18.145cm">
          <draw:text-box>
            <text:p><text:span text:style-name="T2">Only a nil, the extra internal structure completes the lattice.</text:span></text:p>
          </draw:text-box>
        </draw:frame>
        <draw:connector draw:style-name="gr18" draw:text-style-name="P2" draw:layer="layout" draw:type="curve" svg:x1="10.081cm" svg:y1="2.407cm" svg:x2="4.571cm" svg:y2="10.039cm" draw:start-shape="id4" draw:start-glue-point="10" draw:end-shape="id24" draw:end-glue-point="4" svg:d="M10081 2407c-3674 0-5510 2544-5510 7632" svg:viewBox="0 0 5511 7633">
          <text:p/>
        </draw:connector>
        <draw:connector draw:style-name="gr18" draw:text-style-name="P2" draw:layer="layout" draw:type="curve" svg:x1="11.795cm" svg:y1="2.407cm" svg:x2="17.489cm" svg:y2="10.039cm" draw:start-shape="id4" draw:start-glue-point="6" draw:end-shape="id34" draw:end-glue-point="4" svg:d="M11795 2407c3796 0 5694 2544 5694 7632" svg:viewBox="0 0 5695 7633">
          <text:p/>
        </draw:connector>
        <draw:connector draw:style-name="gr18" draw:text-style-name="P2" draw:layer="layout" draw:type="curve" svg:x1="5.427cm" svg:y1="10.537cm" svg:x2="10.939cm" svg:y2="18.336cm" draw:start-shape="id24" draw:start-glue-point="6" draw:end-shape="id14" draw:end-glue-point="4" svg:d="M5427 10537c3675 0 5512 2599 5512 7799" svg:viewBox="0 0 5513 7800">
          <text:p/>
        </draw:connector>
        <draw:connector draw:style-name="gr18" draw:text-style-name="P2" draw:layer="layout" draw:type="curve" svg:x1="16.631cm" svg:y1="10.537cm" svg:x2="10.939cm" svg:y2="18.336cm" draw:start-shape="id34" draw:start-glue-point="10" draw:end-shape="id14" draw:end-glue-point="4" svg:d="M16631 10537c-3795 0-5692 2599-5692 7799" svg:viewBox="0 0 5693 7800">
          <text:p/>
        </draw:connector>
        <draw:connector draw:style-name="gr19" draw:text-style-name="P2" draw:layer="layout" draw:type="curve" svg:x1="10.939cm" svg:y1="9.616cm" svg:x2="16.631cm" svg:y2="17.248cm" draw:start-shape="id7" draw:start-glue-point="8" draw:end-shape="id37" draw:end-glue-point="10" svg:d="M10939 9616c0 5088 1897 7632 5692 7632" svg:viewBox="0 0 5693 7633">
          <text:p/>
        </draw:connector>
        <draw:connector draw:style-name="gr19" draw:text-style-name="P2" draw:layer="layout" draw:type="curve" svg:x1="10.939cm" svg:y1="9.616cm" svg:x2="5.427cm" svg:y2="17.248cm" draw:start-shape="id7" draw:start-glue-point="8" draw:end-shape="id27" draw:end-glue-point="6" svg:d="M10939 9616c0 5088-1837 7632-5512 7632" svg:viewBox="0 0 5513 7633">
          <text:p/>
        </draw:connector>
        <draw:connector draw:style-name="gr19" draw:text-style-name="P2" draw:layer="layout" draw:type="curve" svg:x1="17.489cm" svg:y1="17.746cm" svg:x2="11.795cm" svg:y2="25.545cm" draw:start-shape="id37" draw:start-glue-point="8" draw:end-shape="id17" draw:end-glue-point="6" svg:d="M17489 17746c0 5200-1898 7799-5694 7799" svg:viewBox="0 0 5695 7800">
          <text:p/>
        </draw:connector>
        <draw:connector draw:style-name="gr19" draw:text-style-name="P2" draw:layer="layout" draw:type="curve" svg:x1="4.571cm" svg:y1="17.746cm" svg:x2="10.081cm" svg:y2="25.545cm" draw:start-shape="id27" draw:start-glue-point="8" draw:end-shape="id17" draw:end-glue-point="10" svg:d="M4571 17746c0 5200 1836 7799 5510 7799" svg:viewBox="0 0 5511 7800">
          <text:p/>
        </draw:connector>
        <draw:custom-shape draw:style-name="gr20" draw:text-style-name="P9" draw:layer="layout" svg:width="5.715cm" svg:height="5.397cm" svg:x="1.635cm" svg:y="11.16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5.459cm" svg:height="5.246cm" svg:x="0.952cm" svg:y="2.267cm">
          <draw:text-box>
            <text:p text:style-name="P10"><text:span text:style-name="T3">Scalar</text:span><text:span text:style-name="T4">⇔~Scalar</text:span></text:p>
            <text:p text:style-name="P10"><text:span text:style-name="T3"><text:s text:c="2"/></text:span><text:span text:style-name="T3">int</text:span><text:span text:style-name="T4">⇔~int+0</text:span></text:p>
            <text:p text:style-name="P10"><text:span text:style-name="T3">2&amp;0</text:span><text:span text:style-name="T4">⇔2+0</text:span></text:p>
            <text:p text:style-name="P10"><text:span text:style-name="T3">~int</text:span><text:span text:style-name="T4">⇔int+0</text:span></text:p>
            <text:p text:style-name="P10"><text:span text:style-name="T3">Scalar+0</text:span><text:span text:style-name="T4">⇔~Scalar&amp;0</text:span></text:p>
            <text:p text:style-name="P10"><text:span text:style-name="T3">nil</text:span><text:span text:style-name="T4">⇔~nil</text:span></text:p>
            <text:p text:style-name="P10"><text:span text:style-name="T3">nScalar</text:span><text:span text:style-name="T4">⇔~</text:span><text:span text:style-name="T3">nScalar</text:span></text:p>
            <text:p text:style-name="P10"><text:span text:style-name="T3">nint</text:span><text:span text:style-name="T4">⇔~</text:span><text:span text:style-name="T3">nint</text:span></text:p>
            <text:p text:style-name="P10"><text:span text:style-name="T3">2</text:span><text:span text:style-name="T4">⇔2</text:span></text:p>
          </draw:text-box>
        </draw:frame>
        <draw:frame draw:style-name="gr21" draw:text-style-name="P13" draw:layer="layout" svg:width="2.229cm" svg:height="0.962cm" svg:x="2.543cm" svg:y="1.308cm">
          <draw:text-box>
            <text:p text:style-name="P12"><text:span text:style-name="T5">Dual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/>
    <style:font-face style:name="Liberation Sans4" svg:font-family="'Liberation Sans'" style:font-family-generic="system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family-generic="system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9T12:03:06.572000000</meta:creation-date>
    <dc:date>2022-06-15T16:16:20.336000000</dc:date>
    <meta:editing-duration>PT17H10M47S</meta:editing-duration>
    <meta:editing-cycles>15</meta:editing-cycles>
    <meta:generator>LibreOffice/7.2.6.2$Windows_X86_64 LibreOffice_project/b0ec3a565991f7569a5a7f5d24fed7f52653d754</meta:generator>
    <meta:print-date>2022-03-29T12:29:25.480000000</meta:print-date>
    <meta:document-statistic meta:object-count="117"/>
  </office:meta>
</office:document-meta>
</file>